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71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yhd</text:p>
          </table:table-cell>
          <table:table-cell table:style-name="ce4" table:number-columns-repeated="3"/>
          <table:table-cell table:style-name="ce10"/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 office:value-type="string" calcext:value-type="string">
            <text:p>item name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unit cost</text:p>
          </table:table-cell>
          <table:table-cell table:style-name="ce4" office:value-type="string" calcext:value-type="string">
            <text:p>cost</text:p>
          </table:table-cell>
          <table:table-cell table:style-name="ce10" office:value-type="string" calcext:value-type="string">
            <text:p>exvat</text:p>
          </table:table-cell>
          <table:table-cell table:style-name="ce1" table:number-columns-repeated="24"/>
          <table:table-cell table:number-columns-repeated="995"/>
        </table:table-row>
        <table:table-row table:style-name="ro2">
          <table:table-cell table:style-name="ce2" office:value-type="string" calcext:value-type="string">
            <text:p>Milwaukee 18v dri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9" table:formula="of:=[.B3]*[.C3]" office:value-type="float" office:value="200" calcext:value-type="float">
            <text:p>200</text:p>
          </table:table-cell>
          <table:table-cell table:style-name="ce5" table:formula="of:=[.D3]/1.2" office:value-type="float" office:value="166.666666666667" calcext:value-type="float">
            <text:p>1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lwaukee 18v san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9" table:formula="of:=[.B4]*[.C4]" office:value-type="float" office:value="130" calcext:value-type="float">
            <text:p>130</text:p>
          </table:table-cell>
          <table:table-cell table:style-name="ce5" table:formula="of:=[.D4]/1.2" office:value-type="float" office:value="108.333333333333" calcext:value-type="float">
            <text:p>1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lwaukee 18v jigs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9" table:formula="of:=[.B5]*[.C5]" office:value-type="float" office:value="190" calcext:value-type="float">
            <text:p>190</text:p>
          </table:table-cell>
          <table:table-cell table:style-name="ce5" table:formula="of:=[.D5]/1.2" office:value-type="float" office:value="158.333333333333" calcext:value-type="float">
            <text:p>1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lwaukee 18v angle Grin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9" table:formula="of:=[.B6]*[.C6]" office:value-type="float" office:value="130" calcext:value-type="float">
            <text:p>130</text:p>
          </table:table-cell>
          <table:table-cell table:style-name="ce5" table:formula="of:=[.D6]/1.2" office:value-type="float" office:value="108.333333333333" calcext:value-type="float">
            <text:p>1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lwaukee 5a 18v batteri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9" table:formula="of:=[.B7]*[.C7]" office:value-type="float" office:value="260" calcext:value-type="float">
            <text:p>260</text:p>
          </table:table-cell>
          <table:table-cell table:style-name="ce5" table:formula="of:=[.D7]/1.2" office:value-type="float" office:value="216.666666666667" calcext:value-type="float">
            <text:p>2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lwaukee 12v dril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9" table:formula="of:=[.B8]*[.C8]" office:value-type="float" office:value="150" calcext:value-type="float">
            <text:p>150</text:p>
          </table:table-cell>
          <table:table-cell table:style-name="ce5" table:formula="of:=[.D8]/1.2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lwaukee 4a 12v batter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9" table:formula="of:=[.B9]*[.C9]" office:value-type="float" office:value="100" calcext:value-type="float">
            <text:p>100</text:p>
          </table:table-cell>
          <table:table-cell table:style-name="ce5" table:formula="of:=[.D9]/1.2" office:value-type="float" office:value="83.333333333333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lwaukee Char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9" table:formula="of:=[.B10]*[.C10]" office:value-type="float" office:value="70" calcext:value-type="float">
            <text:p>70</text:p>
          </table:table-cell>
          <table:table-cell table:style-name="ce5" table:formula="of:=[.D10]/1.2" office:value-type="float" office:value="58.3333333333333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itachi circular s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0" calcext:value-type="float">
            <text:p>140</text:p>
          </table:table-cell>
          <table:table-cell table:style-name="ce9" table:formula="of:=[.B11]*[.C11]" office:value-type="float" office:value="140" calcext:value-type="float">
            <text:p>140</text:p>
          </table:table-cell>
          <table:table-cell table:style-name="ce5" table:formula="of:=[.D11]/1.2" office:value-type="float" office:value="116.666666666667" calcext:value-type="float">
            <text:p>1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volution Chop s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9" table:formula="of:=[.B12]*[.C12]" office:value-type="float" office:value="160" calcext:value-type="float">
            <text:p>160</text:p>
          </table:table-cell>
          <table:table-cell table:style-name="ce5" table:formula="of:=[.D12]/1.2" office:value-type="float" office:value="133.333333333333" calcext:value-type="float">
            <text:p>1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ble s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9" table:formula="of:=[.B13]*[.C13]" office:value-type="float" office:value="150" calcext:value-type="float">
            <text:p>150</text:p>
          </table:table-cell>
          <table:table-cell table:style-name="ce5" table:formula="of:=[.D13]/1.2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anley tool ba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9" table:formula="of:=[.B14]*[.C14]" office:value-type="float" office:value="40" calcext:value-type="float">
            <text:p>40</text:p>
          </table:table-cell>
          <table:table-cell table:style-name="ce5" table:formula="of:=[.D14]/1.2" office:value-type="float" office:value="33.33333333333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le saw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9" table:formula="of:=[.B15]*[.C15]" office:value-type="float" office:value="40" calcext:value-type="float">
            <text:p>40</text:p>
          </table:table-cell>
          <table:table-cell table:style-name="ce5" table:formula="of:=[.D15]/1.2" office:value-type="float" office:value="33.33333333333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sch Jigsaw blad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9" table:formula="of:=[.B16]*[.C16]" office:value-type="float" office:value="35" calcext:value-type="float">
            <text:p>35</text:p>
          </table:table-cell>
          <table:table-cell table:style-name="ce5" table:formula="of:=[.D16]/1.2" office:value-type="float" office:value="29.1666666666667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sch Drill bits, woo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9" table:formula="of:=[.B17]*[.C17]" office:value-type="float" office:value="15" calcext:value-type="float">
            <text:p>15</text:p>
          </table:table-cell>
          <table:table-cell table:style-name="ce5" table:formula="of:=[.D17]/1.2" office:value-type="float" office:value="12.5" calcext:value-type="float">
            <text:p>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sch Drill bits mason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9" table:formula="of:=[.B18]*[.C18]" office:value-type="float" office:value="15" calcext:value-type="float">
            <text:p>15</text:p>
          </table:table-cell>
          <table:table-cell table:style-name="ce5" table:formula="of:=[.D18]/1.2" office:value-type="float" office:value="12.5" calcext:value-type="float">
            <text:p>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sch Drill bits hs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9" table:formula="of:=[.B19]*[.C19]" office:value-type="float" office:value="15" calcext:value-type="float">
            <text:p>15</text:p>
          </table:table-cell>
          <table:table-cell table:style-name="ce5" table:formula="of:=[.D19]/1.2" office:value-type="float" office:value="12.5" calcext:value-type="float">
            <text:p>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sch Drill bits cobal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9" table:formula="of:=[.B20]*[.C20]" office:value-type="float" office:value="60" calcext:value-type="float">
            <text:p>60</text:p>
          </table:table-cell>
          <table:table-cell table:style-name="ce5" table:formula="of:=[.D20]/1.2"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sch Drill bits spade self cut spe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9" table:formula="of:=[.B21]*[.C21]" office:value-type="float" office:value="15" calcext:value-type="float">
            <text:p>15</text:p>
          </table:table-cell>
          <table:table-cell table:style-name="ce5" table:formula="of:=[.D21]/1.2" office:value-type="float" office:value="12.5" calcext:value-type="float">
            <text:p>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eller temperature controlled soldering ir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9" table:formula="of:=[.B22]*[.C22]" office:value-type="float" office:value="100" calcext:value-type="float">
            <text:p>100</text:p>
          </table:table-cell>
          <table:table-cell table:style-name="ce5" table:formula="of:=[.D22]/1.2" office:value-type="float" office:value="83.333333333333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eller termperature controlled soldering st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9" table:formula="of:=[.B23]*[.C23]" office:value-type="float" office:value="150" calcext:value-type="float">
            <text:p>150</text:p>
          </table:table-cell>
          <table:table-cell table:style-name="ce5" table:formula="of:=[.D23]/1.2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eller sp40 soldering ir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9" table:formula="of:=[.B24]*[.C24]" office:value-type="float" office:value="30" calcext:value-type="float">
            <text:p>30</text:p>
          </table:table-cell>
          <table:table-cell table:style-name="ce5" table:formula="of:=[.D24]/1.2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ultime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9" table:formula="of:=[.B25]*[.C25]" office:value-type="float" office:value="30" calcext:value-type="float">
            <text:p>30</text:p>
          </table:table-cell>
          <table:table-cell table:style-name="ce5" table:formula="of:=[.D25]/1.2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gital calipe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9" table:formula="of:=[.B26]*[.C26]" office:value-type="float" office:value="15" calcext:value-type="float">
            <text:p>15</text:p>
          </table:table-cell>
          <table:table-cell table:style-name="ce5" table:formula="of:=[.D26]/1.2" office:value-type="float" office:value="12.5" calcext:value-type="float">
            <text:p>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gital angle fin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9" table:formula="of:=[.B27]*[.C27]" office:value-type="float" office:value="14" calcext:value-type="float">
            <text:p>14</text:p>
          </table:table-cell>
          <table:table-cell table:style-name="ce5" table:formula="of:=[.D27]/1.2" office:value-type="float" office:value="11.6666666666667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aser lev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9" table:formula="of:=[.B28]*[.C28]" office:value-type="float" office:value="29" calcext:value-type="float">
            <text:p>29</text:p>
          </table:table-cell>
          <table:table-cell table:style-name="ce5" table:formula="of:=[.D28]/1.2" office:value-type="float" office:value="24.1666666666667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gitech headphones G5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0" calcext:value-type="float">
            <text:p>140</text:p>
          </table:table-cell>
          <table:table-cell table:style-name="ce9" table:formula="of:=[.B29]*[.C29]" office:value-type="float" office:value="140" calcext:value-type="float">
            <text:p>140</text:p>
          </table:table-cell>
          <table:table-cell table:style-name="ce5" table:formula="of:=[.D29]/1.2" office:value-type="float" office:value="116.666666666667" calcext:value-type="float">
            <text:p>1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kg headphones K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9" table:formula="of:=[.B30]*[.C30]" office:value-type="float" office:value="40" calcext:value-type="float">
            <text:p>40</text:p>
          </table:table-cell>
          <table:table-cell table:style-name="ce5" table:formula="of:=[.D30]/1.2" office:value-type="float" office:value="33.33333333333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kg d7s mi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9" table:formula="of:=[.B31]*[.C31]" office:value-type="float" office:value="120" calcext:value-type="float">
            <text:p>120</text:p>
          </table:table-cell>
          <table:table-cell table:style-name="ce5" table:formula="of:=[.D31]/1.2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gidesign Mbox 2 soundc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9" table:formula="of:=[.B32]*[.C32]" office:value-type="float" office:value="150" calcext:value-type="float">
            <text:p>150</text:p>
          </table:table-cell>
          <table:table-cell table:style-name="ce5" table:formula="of:=[.D32]/1.2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c parts: motherboard, daughterboard, stepper motors, precision motion gear inc. linear activators, router, laser, etc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9" table:formula="of:=[.B33]*[.C33]" office:value-type="float" office:value="400" calcext:value-type="float">
            <text:p>400</text:p>
          </table:table-cell>
          <table:table-cell table:style-name="ce5" table:formula="of:=[.D33]/1.2" office:value-type="float" office:value="333.333333333333" calcext:value-type="float">
            <text:p>3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lectronics parts - microcontrollers, sensors, leds, motors, et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9" table:formula="of:=[.B34]*[.C34]" office:value-type="float" office:value="100" calcext:value-type="float">
            <text:p>100</text:p>
          </table:table-cell>
          <table:table-cell table:style-name="ce5" table:formula="of:=[.D34]/1.2" office:value-type="float" office:value="83.333333333333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tress, inofia king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9" table:formula="of:=[.B35]*[.C35]" office:value-type="float" office:value="300" calcext:value-type="float">
            <text:p>300</text:p>
          </table:table-cell>
          <table:table-cell table:style-name="ce5" table:formula="of:=[.D35]/1.2"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k coffee mach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9" table:formula="of:=[.B36]*[.C36]" office:value-type="float" office:value="160" calcext:value-type="float">
            <text:p>160</text:p>
          </table:table-cell>
          <table:table-cell table:style-name="ce5" table:formula="of:=[.D36]/1.2" office:value-type="float" office:value="133.333333333333" calcext:value-type="float">
            <text:p>1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gitech k4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9" table:formula="of:=[.B37]*[.C37]" office:value-type="float" office:value="40" calcext:value-type="float">
            <text:p>40</text:p>
          </table:table-cell>
          <table:table-cell table:style-name="ce5" table:formula="of:=[.D37]/1.2" office:value-type="float" office:value="33.33333333333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nator clipper task chair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15" calcext:value-type="float">
            <text:p>415</text:p>
          </table:table-cell>
          <table:table-cell table:style-name="ce9" table:formula="of:=[.B38]*[.C38]" office:value-type="float" office:value="415" calcext:value-type="float">
            <text:p>415</text:p>
          </table:table-cell>
          <table:table-cell table:style-name="ce5" table:formula="of:=[.D38]/1.2" office:value-type="float" office:value="345.833333333333" calcext:value-type="float">
            <text:p>3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d printer Filament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9" table:formula="of:=[.B39]*[.C39]" office:value-type="float" office:value="25" calcext:value-type="float">
            <text:p>25</text:p>
          </table:table-cell>
          <table:table-cell table:style-name="ce5" table:formula="of:=[.D39]/1.2" office:value-type="float" office:value="20.8333333333333" calcext:value-type="float">
            <text:p>21</text:p>
          </table:table-cell>
          <table:table-cell table:number-columns-repeated="1019"/>
        </table:table-row>
        <table:table-row table:style-name="ro2" table:number-rows-repeated="2">
          <table:table-cell table:style-name="ce2"/>
          <table:table-cell table:style-name="ce6" table:number-columns-repeated="3"/>
          <table:table-cell table:style-name="ce5"/>
          <table:table-cell table:number-columns-repeated="1019"/>
        </table:table-row>
        <table:table-row table:style-name="ro2">
          <table:table-cell table:style-name="ce3" office:value-type="string" calcext:value-type="string">
            <text:p>sub total</text:p>
          </table:table-cell>
          <table:table-cell table:style-name="ce7" table:number-columns-repeated="2"/>
          <table:table-cell table:style-name="ce7" table:formula="of:=SUM([.D3:.D41])" office:value-type="float" office:value="4173" calcext:value-type="float">
            <text:p>4173</text:p>
          </table:table-cell>
          <table:table-cell table:style-name="ce7" table:formula="of:=SUM([.E3:.E41])" office:value-type="float" office:value="3477.5" calcext:value-type="float">
            <text:p>3478</text:p>
          </table:table-cell>
          <table:table-cell table:style-name="ce8" table:number-columns-repeated="2"/>
          <table:table-cell/>
          <table:table-cell table:style-name="ce8" table:number-columns-repeated="21"/>
          <table:table-cell table:number-columns-repeated="995"/>
        </table:table-row>
        <table:table-row table:style-name="ro2">
          <table:table-cell table:style-name="ce2"/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added 08/08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Alico ART.1200 boo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0" calcext:value-type="float">
            <text:p>140</text:p>
          </table:table-cell>
          <table:table-cell table:style-name="ce9" table:formula="of:=[.C46]*[.B46]" office:value-type="float" office:value="140" calcext:value-type="float">
            <text:p>140</text:p>
          </table:table-cell>
          <table:table-cell table:style-name="ce6" table:formula="of:=[.D46]/1.2" office:value-type="float" office:value="116.666666666667" calcext:value-type="float">
            <text:p>1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ckies workboo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9" table:formula="of:=[.C47]*[.B47]" office:value-type="float" office:value="25" calcext:value-type="float">
            <text:p>25</text:p>
          </table:table-cell>
          <table:table-cell table:style-name="ce6" table:formula="of:=[.D47]/1.2" office:value-type="float" office:value="20.8333333333333" calcext:value-type="float">
            <text:p>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pLink Gigabit switch (metal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9" table:formula="of:=[.C48]*[.B48]" office:value-type="float" office:value="24" calcext:value-type="float">
            <text:p>24</text:p>
          </table:table-cell>
          <table:table-cell table:style-name="ce6" table:formula="of:=[.D48]/1.2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style-name="ce2" office:value-type="string" calcext:value-type="string">
            <text:p>vat sensechec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8" table:number-columns-repeated="2"/>
          <table:table-cell table:style-name="ce7" table:formula="of:=SUM([.D42:.D48])" office:value-type="float" office:value="4362" calcext:value-type="float">
            <text:p>4362</text:p>
          </table:table-cell>
          <table:table-cell table:style-name="ce7" table:formula="of:=SUM([.E42:.E48])" office:value-type="float" office:value="3635" calcext:value-type="float">
            <text:p>3635</text:p>
          </table:table-cell>
          <table:table-cell table:style-name="ce8" table:formula="of:=[.D51]/1.2" office:value-type="float" office:value="3635" calcext:value-type="float">
            <text:p>3635</text:p>
          </table:table-cell>
          <table:table-cell table:style-name="ce8" table:number-columns-repeated="23"/>
          <table:table-cell table:number-columns-repeated="995"/>
        </table:table-row>
        <table:table-row table:style-name="ro2" table:number-rows-repeated="954">
          <table:table-cell table:number-columns-repeated="4"/>
          <table:table-cell table:style-name="ce6"/>
          <table:table-cell table:number-columns-repeated="1019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00:40:10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10T00:43:49.597000000</dc:date>
    <meta:editing-duration>PT3M39S</meta:editing-duration>
    <meta:editing-cycles>3</meta:editing-cycles>
    <meta:document-statistic meta:table-count="1" meta:cell-count="215" meta:object-count="0"/>
  </office:meta>
</office:document-meta>
</file>